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imSun" svg:font-family="SimSun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1.75cm" fo:min-width="52.5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86cm" fo:min-width="3.214cm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4.878cm" fo:min-width="6.5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4.348cm" fo:min-width="6.748cm"/>
      <style:paragraph-properties style:writing-mode="lr-tb"/>
    </style:style>
    <style:style style:name="gr9" style:family="graphic" style:parent-style-name="standard">
      <style:graphic-properties svg:stroke-color="#000000" draw:fill-color="#2a6099" draw:textarea-horizontal-align="justify" draw:textarea-vertical-align="middle" draw:auto-grow-height="false" fo:min-height="4.348cm" fo:min-width="6.74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44pt" style:font-size-asian="18pt" style:font-size-complex="18pt"/>
    </style:style>
    <style:style style:name="P4" style:family="paragraph">
      <loext:graphic-properties draw:fill-color="#2a6099"/>
      <style:paragraph-properties fo:text-align="center"/>
      <style:text-properties fo:font-size="44pt" style:font-size-asian="18pt" style:font-size-complex="18pt"/>
    </style:style>
    <style:style style:name="P5" style:family="paragraph">
      <style:text-properties fo:font-size="40pt" style:font-size-asian="18pt" style:font-size-complex="18pt"/>
    </style:style>
    <style:style style:name="P6" style:family="paragraph">
      <loext:graphic-properties draw:fill="none" draw:fill-color="#ffffff"/>
      <style:text-properties fo:font-size="4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40pt"/>
    </style:style>
    <style:style style:name="P9" style:family="paragraph">
      <loext:graphic-properties draw:fill-color="#2a6099"/>
      <style:paragraph-properties fo:text-align="center"/>
      <style:text-properties fo:font-size="40pt" style:font-size-asian="18pt" style:font-size-complex="18pt"/>
    </style:style>
    <style:style style:name="P10" style:family="paragraph">
      <loext:graphic-properties draw:fill-color="#2a6099"/>
      <style:paragraph-properties fo:text-align="center"/>
      <style:text-properties fo:font-size="32pt" style:font-size-asian="18pt" style:font-size-complex="18pt"/>
    </style:style>
    <style:style style:name="P11" style:family="paragraph">
      <loext:graphic-properties draw:fill-color="#2a6099"/>
      <style:paragraph-properties fo:text-align="center"/>
      <style:text-properties fo:font-size="48pt" style:font-size-asian="18pt" style:font-size-complex="18pt"/>
    </style:style>
    <style:style style:name="P12" style:family="paragraph">
      <loext:graphic-properties draw:fill-color="#2a6099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48pt" style:font-size-asian="18pt" style:font-size-complex="18pt"/>
    </style:style>
    <style:style style:name="T5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custom-shape draw:style-name="gr1" draw:text-style-name="P1" draw:layer="layout" svg:width="53cm" svg:height="42cm" svg:x="13.5cm" svg:y="9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5cm" svg:y1="28.25cm" svg:x2="3.25cm" svg:y2="35cm">
          <text:p/>
        </draw:line>
        <draw:line draw:style-name="gr2" draw:text-style-name="P2" draw:layer="layout" svg:x1="5.75cm" svg:y1="28.5cm" svg:x2="7.5cm" svg:y2="34.75cm">
          <text:p/>
        </draw:line>
        <draw:line draw:style-name="gr2" draw:text-style-name="P2" draw:layer="layout" svg:x1="5.75cm" svg:y1="20.25cm" svg:x2="5.75cm" svg:y2="28.25cm">
          <text:p/>
        </draw:line>
        <draw:custom-shape draw:style-name="gr3" draw:text-style-name="P1" draw:layer="layout" svg:width="5.25cm" svg:height="5cm" svg:x="3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5cm" svg:y1="23.5cm" svg:x2="9.5cm" svg:y2="23.5cm">
          <text:p/>
        </draw:line>
        <draw:line draw:style-name="gr2" draw:text-style-name="P2" draw:layer="layout" svg:x1="74.75cm" svg:y1="21cm" svg:x2="72.25cm" svg:y2="27.75cm">
          <text:p/>
        </draw:line>
        <draw:line draw:style-name="gr2" draw:text-style-name="P2" draw:layer="layout" svg:x1="74.75cm" svg:y1="21.25cm" svg:x2="76.5cm" svg:y2="27.5cm">
          <text:p/>
        </draw:line>
        <draw:line draw:style-name="gr2" draw:text-style-name="P2" draw:layer="layout" svg:x1="74.75cm" svg:y1="13cm" svg:x2="74.75cm" svg:y2="21cm">
          <text:p/>
        </draw:line>
        <draw:custom-shape draw:style-name="gr3" draw:text-style-name="P1" draw:layer="layout" svg:width="5.25cm" svg:height="5cm" svg:x="72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0.75cm" svg:y1="16.25cm" svg:x2="78.5cm" svg:y2="16.25cm">
          <text:p/>
        </draw:line>
        <draw:line draw:style-name="gr2" draw:text-style-name="P2" draw:layer="layout" svg:x1="74.75cm" svg:y1="44cm" svg:x2="72.25cm" svg:y2="50.75cm">
          <text:p/>
        </draw:line>
        <draw:line draw:style-name="gr2" draw:text-style-name="P2" draw:layer="layout" svg:x1="74.75cm" svg:y1="44.25cm" svg:x2="76.5cm" svg:y2="50.5cm">
          <text:p/>
        </draw:line>
        <draw:line draw:style-name="gr2" draw:text-style-name="P2" draw:layer="layout" svg:x1="74.75cm" svg:y1="36cm" svg:x2="74.75cm" svg:y2="44cm">
          <text:p/>
        </draw:line>
        <draw:custom-shape draw:style-name="gr3" draw:text-style-name="P1" draw:layer="layout" svg:width="5.25cm" svg:height="5cm" svg:x="72cm" svg:y="3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0.75cm" svg:y1="39.25cm" svg:x2="78.5cm" svg:y2="39.25cm">
          <text:p/>
        </draw:line>
        <draw:custom-shape draw:style-name="gr4" draw:text-style-name="P4" draw:layer="layout" svg:width="10cm" svg:height="7.25cm" svg:x="21.5cm" svg:y="12cm">
          <text:p text:style-name="P3"><text:span text:style-name="T1">Регистр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5cm" svg:height="1.826cm" svg:x="3.5cm" svg:y="36cm">
          <draw:text-box>
            <text:p text:style-name="P5"><text:span text:style-name="T2">Guest</text:span></text:p>
          </draw:text-box>
        </draw:frame>
        <draw:frame draw:style-name="gr6" draw:text-style-name="P6" draw:layer="layout" svg:width="4.75cm" svg:height="1.826cm" svg:x="72cm" svg:y="27.924cm">
          <draw:text-box>
            <text:p text:style-name="P5"><text:span text:style-name="T2">Admin</text:span></text:p>
          </draw:text-box>
        </draw:frame>
        <draw:frame draw:style-name="gr7" draw:text-style-name="P6" draw:layer="layout" svg:width="4.75cm" svg:height="2cm" svg:x="72.5cm" svg:y="51.25cm">
          <draw:text-box>
            <text:p text:style-name="P5"><text:span text:style-name="T2">User</text:span></text:p>
          </draw:text-box>
        </draw:frame>
        <draw:custom-shape draw:style-name="gr8" draw:text-style-name="P4" draw:layer="layout" svg:width="10.25cm" svg:height="6.5cm" svg:x="22cm" svg:y="37cm">
          <text:p text:style-name="P7"><text:span text:style-name="T1">Автор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0.25cm" svg:height="6.5cm" svg:x="32.25cm" svg:y="28.25cm">
          <text:p text:style-name="P8"><text:span text:style-name="T2">Фильтрация</text:span></text:p>
          <text:p text:style-name="P8"><text:span text:style-name="T2">И просмотр</text:span></text:p>
          <text:p text:style-name="P8"><text:span text:style-name="T2"><text:s/></text:span><text:span text:style-name="T2">заяво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0.25cm" svg:height="6.5cm" svg:x="49cm" svg:y="24cm">
          <text:p text:style-name="P7"><text:span text:style-name="T3">Редактирование </text:span></text:p>
          <text:p text:style-name="P7"><text:span text:style-name="T3">профил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0.25cm" svg:height="6.5cm" svg:x="32.75cm" svg:y="19.75cm">
          <text:p text:style-name="P7"><text:span text:style-name="T4">Ча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25cm" svg:height="6.5cm" svg:x="38cm" svg:y="34.75cm">
          <text:p text:style-name="P7"><text:span text:style-name="T1">Создание </text:span></text:p>
          <text:p text:style-name="P7"><text:span text:style-name="T1">заяво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0.25cm" svg:height="6.5cm" svg:x="39.75cm" svg:y="44cm">
          <text:p text:style-name="P7"><text:span text:style-name="T5">Интеграция </text:span></text:p>
          <text:p text:style-name="P7"><text:span text:style-name="T5">внутриигрового </text:span></text:p>
          <text:p text:style-name="P7"><text:span text:style-name="T5">прогресс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4.5cm" svg:y1="42cm" svg:x2="57.25cm" svg:y2="29.25cm">
          <text:p/>
        </draw:line>
        <draw:line draw:style-name="gr2" draw:text-style-name="P2" draw:layer="layout" svg:x1="5.75cm" svg:y1="26.75cm" svg:x2="21.75cm" svg:y2="17cm">
          <text:p/>
        </draw:line>
        <draw:line draw:style-name="gr2" draw:text-style-name="P2" draw:layer="layout" svg:x1="74.5cm" svg:y1="42.25cm" svg:x2="49.5cm" svg:y2="47.5cm">
          <text:p/>
        </draw:line>
        <draw:line draw:style-name="gr2" draw:text-style-name="P2" draw:layer="layout" svg:x1="5.75cm" svg:y1="26.75cm" svg:x2="25cm" svg:y2="38cm">
          <text:p/>
        </draw:line>
        <draw:line draw:style-name="gr2" draw:text-style-name="P2" draw:layer="layout" svg:x1="74cm" svg:y1="42cm" svg:x2="47.75cm" svg:y2="38.75cm">
          <text:p/>
        </draw:line>
        <draw:line draw:style-name="gr2" draw:text-style-name="P2" draw:layer="layout" svg:x1="73.75cm" svg:y1="42cm" svg:x2="41.25cm" svg:y2="33cm">
          <text:p/>
        </draw:line>
        <draw:line draw:style-name="gr2" draw:text-style-name="P2" draw:layer="layout" svg:x1="74.669cm" svg:y1="41.998cm" svg:x2="38.5cm" svg:y2="24.75cm">
          <text:p/>
        </draw:line>
        <draw:line draw:style-name="gr2" draw:text-style-name="P2" draw:layer="layout" svg:x1="74.5cm" svg:y1="19cm" svg:x2="58.5cm" svg:y2="27.25cm">
          <text:p/>
        </draw:line>
        <draw:line draw:style-name="gr2" draw:text-style-name="P2" draw:layer="layout" svg:x1="74.5cm" svg:y1="18.25cm" svg:x2="41cm" svg:y2="22.5cm">
          <text:p/>
        </draw:line>
        <draw:line draw:style-name="gr2" draw:text-style-name="P2" draw:layer="layout" svg:x1="72.5cm" svg:y1="42.25cm" svg:x2="30.75cm" svg:y2="41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imSun" svg:font-family="SimSun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2.73cm" fo:page-height="114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2T18:45:51.990000000</dc:date>
    <dc:description/>
    <dc:language>zh-CN</dc:language>
    <dc:subject/>
    <dc:title/>
    <meta:creation-date>2021-10-31T22:10:45Z</meta:creation-date>
    <meta:initial-creator>Го Цзыхань</meta:initial-creator>
    <meta:keyword/>
    <meta:generator>LibreOffice/7.0.3.1$Windows_X86_64 LibreOffice_project/d7547858d014d4cf69878db179d326fc3483e082</meta:generator>
    <meta:editing-duration>PT27M55S</meta:editing-duration>
    <meta:editing-cycles>4</meta:editing-cycles>
    <meta:document-statistic meta:object-count="36"/>
    <meta:user-defined meta:name="category"/>
    <meta:user-defined meta:name="company"/>
    <meta:template xlink:type="simple" xlink:actuate="onRequest" xlink:title="UUSEME_M.vstx" xlink:href=""/>
  </office:meta>
</office:document-meta>
</file>